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0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style:paragraph-properties fo:margin-left="1.293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1.293cm" fo:margin-right="0cm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65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9" style:family="paragraph" style:parent-style-name="Text_20_body">
      <style:paragraph-properties fo:margin-left="0.714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1.205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2.469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1.177cm" fo:margin-right="0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1.235cm" fo:margin-right="0cm" fo:text-indent="0cm" style:auto-text-indent="false">
        <style:tab-stops>
          <style:tab-stop style:position="2.852cm"/>
        </style:tab-stops>
      </style:paragraph-properties>
    </style:style>
    <style:style style:name="P24" style:family="paragraph" style:parent-style-name="Standard" style:list-style-name="L1"/>
    <style:style style:name="P25" style:family="paragraph" style:parent-style-name="Standard" style:master-page-name="MP0">
      <style:paragraph-properties style:page-number="auto" fo:break-before="page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weight="bold" style:font-name-asian="Times New Roman" style:font-weight-asian="bold" style:font-name-complex="Tahoma" style:font-weight-complex="bold"/>
    </style:style>
    <style:style style:name="T7" style:family="text">
      <style:text-properties style:font-name="Times New Roman" style:text-underline-style="none" fo:font-weight="bold" style:font-name-asian="Times New Roman" style:font-weight-asian="bold" style:font-name-complex="Tahoma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Realizar Busca Simples</text:p>
      <text:p text:style-name="P10"/>
      <text:h text:style-name="Heading_20_1" text:outline-level="1">Breve Descrição</text:h>
      <text:p text:style-name="P11">Este caso de uso permite que a busca seja feita entre os objetos marcados como revisados e disponível para acesso externo. Os resultados devem ser mostrados ao usuário como um link para visualização do bem patrimonial. Clicando no link, deve ser mostrado uma imagem e uma breve descrição do bem.</text:p>
      <text:h text:style-name="Heading_20_1" text:outline-level="1">Breve Descrição dos Atores</text:h>
      <text:p text:style-name="Standard"><text:tab/>Usuario comum: Pode fazer busca entre os bens já revisados.</text:p>
      <text:h text:style-name="Heading_20_1" text:outline-level="1">Fluxo Básico de Eventos</text:h>
      <text:p text:style-name="P12">1. O Usuário seleciona a opção “Buscar”</text:p>
      <text:p text:style-name="P12">2. O Sistema deve mostrar:</text:p>
      <text:p text:style-name="P12"><text:s/><text:tab/>- Campo de busca para que a pesquisa seja digitada</text:p>
      <text:p text:style-name="P12"><text:s/><text:tab/>- Botão “Buscar” para iniciar a busca</text:p>
      <text:p text:style-name="P12">3. O usuário digita uma palavra, número, um conjunto de palavras relacionada ou um conjunto de palavras relacionado ao bem patrimonial que deseja buscar. Esta pode ser o título ou número de registro, uma palavra-chave ou descritor ligado ao bem patrimonial ou parte da descrição de uma imagem.</text:p>
      <text:p text:style-name="P13">4. <text:s/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15"><text:s/><text:tab/>- Título Principal do Bem Patrimonial com o número de registro ao lado</text:p>
      <text:p text:style-name="P16">- Título Adicional do Bem Patrimonial com o número de registro ao lado</text:p>
      <text:p text:style-name="P17"><text:s/><text:tab/> <text:tab/>- Parte do Título (Principal ou Adicional) com o número de registro ao lado </text:p>
      <text:p text:style-name="P17"><text:tab/><text:tab/>- Nomes dos Autores<text:line-break/><text:tab/><text:tab/>- Localização</text:p>
      <text:p text:style-name="P18">O campo de busca deve permanecer na tela durante a exibição dos resultados, gravado com a palavra que foi buscada.</text:p>
      <text:p text:style-name="P18">5. Se o bem patrimonial estiver marcado como “Indiponível para acesso externo”, o Sistema deve exibir a busca mostrando, além dos itens marcados como disponível, como descrito no Fluxo Básico 4, mostrar também todos os bens marcados como indisponíveis para os usuários que pertencerem a mesma Instituição desse bem.</text:p>
      <text:p text:style-name="P11"><text:soft-page-break/>6. O sistema deve listar os resultados encontrados, da seguinte forma:</text:p>
      <text:p text:style-name="P11"><text:s/>Ao listar os bens patrimoniais, deve-se apresentá-los por Título principal com o número de registro ao lado e, ao clicar no título principal, títulos adicionais que eventualmente estejam cadastrados devem aparecer.</text:p>
      <text:p text:style-name="P12"><text:s/><text:tab/>- <text:s/>link para acessar informações específicas de cada bem patrimonial.</text:p>
      <text:p text:style-name="P12"><text:s/><text:tab/>- imagem do bem Patrimonal</text:p>
      <text:p text:style-name="P12">7. O Usuário clica no link do bem patrimonial desejado</text:p>
      <text:p text:style-name="P12">8. O Sistema deve abrir uma página com a visualização do bem e sua descrição, bem como um link de retorno à página da busca. <text:span text:style-name="T6">OBS: esta página deve possuir uma lista, não editável para simples conferência, contendo todas as revisões feitas nesse bem patrimonial, mostrando revisor e data, além de um mecanismo que permita o usuário clicar em alguma revisão para mostrar as anotações e comentários </text:span><text:span text:style-name="T7">feitos</text:span><text:span text:style-name="T6"> pelo revisor.</text:span></text:p>
      <text:p text:style-name="P12">9. O caso de uso termina.</text:p>
      <text:p text:style-name="P19"/>
      <text:h text:style-name="Heading_20_1" text:outline-level="1">Fluxos Alternativos</text:h>
      <text:p text:style-name="Standard"/>
      <text:h text:style-name="Heading_20_2" text:outline-level="2">Fluxo Alternativo 1</text:h>
      <text:p text:style-name="Standard"/>
      <text:p text:style-name="Standard"><text:tab/>Se no passo 4 do <text:span text:style-name="Fonte_20_parág._20_padrão"><text:span text:style-name="T4">Fluxo Básico </text:span></text:span>o sistema não encontrar nenhum bem patrimonial relacionado com a pesquisa:</text:p>
      <text:p text:style-name="Standard"/>
      <text:p text:style-name="P20"><text:s/>1. o sistema deve buscar bens com títulos ou assuntos semelhantes. (Por exemplo, se houver falha na busca por São Luis, serão mostrados resultados semanticamente semelhantes, como São Paulo, São Carlos, etc.).</text:p>
      <text:p text:style-name="P20"/>
      <text:p text:style-name="P20">2. O caso de uso volta ao passo 6 do fluxo básico.</text:p>
      <text:p text:style-name="Standard"/>
      <text:h text:style-name="Heading_20_2" text:outline-level="2">Fluxo Alternativo 2</text:h>
      <text:p text:style-name="Standard"/>
      <text:p text:style-name="Standard">Se no passo 8 do Fluxo Básico o usuário clica na opção de retorno à página da busca:</text:p>
      <text:p text:style-name="P21"/>
      <text:p text:style-name="P20"><text:tab/>1. o sistema deve exibir a página anterior, com os resultados ainda disponíveis para acesso.</text:p>
      <text:p text:style-name="Standard"><text:tab/></text:p>
      <text:p text:style-name="Standard"><text:tab/>2. O caso de uso volta ao passo 6 do fluxo básico.</text:p>
      <text:p text:style-name="Standard"/>
      <text:h text:style-name="Heading_20_2" text:outline-level="2">Fluxo Alternativo 3</text:h>
      <text:p text:style-name="Standard"/>
      <text:p text:style-name="Standard"><text:soft-page-break/>Se no passo 6 do Fluxo Básico o usuário estiver logado no sistema e possuir nível para editar ou excluir bem patrimonial:</text:p>
      <text:p text:style-name="P21"/>
      <text:p text:style-name="P20"><text:tab/>1. o sistema deve exibir, juntamente com os resultados da pesquisa:</text:p>
      <text:p text:style-name="P20"/>
      <text:p text:style-name="Standard"><text:tab/>- botão para editar bem Patrimonial, levando o usuário para a tela de edição de bem patrimonial.</text:p>
      <text:p text:style-name="P22"/>
      <text:p text:style-name="P23"><text:s text:c="2"/>- botão para excluir bem Patrimonial, levando o usuário para a tela de exclusão de bem patrimonial.</text:p>
      <text:p text:style-name="Standard"><text:tab/></text:p>
      <text:list xml:id="list5360763678546246552" text:style-name="L1">
        <text:list-item>
          <text:list>
            <text:list-item>
              <text:list>
                <text:list-item>
                  <text:p text:style-name="P24">O caso de uso volta ao passo 6 do fluxo básico.</text:p>
                </text:list-item>
              </text:list>
            </text:list-item>
          </text:list>
        </text:list-item>
      </text:list>
      <text:p text:style-name="P6">4.4 Fluxo Alternativo 4</text:p>
      <text:p text:style-name="P7">Se no passo 4 do fluxo básico, o usuário não digitou nenhum caractere no campo de busca, nada deve acontecer e o caso de uso volta ao passo 3 do fluxo básico.</text:p>
      <text:p text:style-name="P6"/>
      <text:h text:style-name="Heading_20_1" text:outline-level="1">Pós-Condições</text:h>
      <text:p text:style-name="P14">Fluxo básico: <text:tab/><text:tab/>Não há nenhum tipo de alteração no sistema.</text:p>
      <text:p text:style-name="P14">Fluxo Alternativo 1: <text:tab/>Não há nenhum tipo de alteração no sistema.</text:p>
      <text:p text:style-name="P14">Fluxo alternativo 2: <text:tab/>Não há nenhum tipo de alteração no sistema.</text:p>
      <text:p text:style-name="P14">Fluxo alternativo 3: <text:tab/>Não há nenhum tipo de alteração no sistema.</text:p>
      <text:p text:style-name="P14">Fluxo alternativo 4: <text:s text:c="2"/>Não há nenhum tipo de alteração no sistema.</text:p>
      <text:h text:style-name="Heading_20_1" text:outline-level="1">Requisitos Especiais</text:h>
      <text:p text:style-name="Standard">Se o Bem Patrimonial necessita de revisão e não estiver marcado como revisado, este não pode aparecer disponível para busca.</text:p>
      <text:p text:style-name="Standard">Se o Bem Patrimonial não estiver marcado com a opção “Disponível para acesso externo”, este não pode aparecer disponível para busca para qualquer usuário, e sim apaneas para os usuários que pertencerem a mesma Instituição do bem cadastrado.</text:p>
      <text:p text:style-name="Standard"/>
      <text:p text:style-name="Standard"><text:span text:style-name="Fonte_20_parág._20_padrão"><text:span text:style-name="T5">Performance: os resultados devem ser retornados em até 1 segun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name-asian="Arial" style:font-weight-asian="bold" style:font-name-complex="Arial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name-asian="Tahoma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2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4"><text:span text:style-name="Fonte_20_parág._20_padrão"><text:span text:style-name="MT2">Documento de Especificação de Casos de Uso - </text:span></text:span><text:span text:style-name="Fonte_20_parág._20_padrão"><text:span text:style-name="MT3">Caso de uso: Realizar Busca Simples</text:span></text:span></text:p>
            </table:table-cell>
            <table:table-cell table:style-name="Tabela1.C1" office:value-type="string">
              <text:p text:style-name="MP5">Versão do documento: 1.2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14/05/20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3">ICMC – USP, 2010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Lillian Silva</dc:creator>
    <meta:creation-date>2010-06-10T16:16:00Z</meta:creation-date>
    <dc:date>2016-07-27T17:16:01.87</dc:date>
    <meta:editing-cycles>17</meta:editing-cycles>
    <meta:editing-duration>PT50M41S</meta:editing-duration>
    <meta:document-statistic meta:table-count="2" meta:image-count="1" meta:object-count="0" meta:page-count="3" meta:paragraph-count="61" meta:word-count="845" meta:character-count="4972"/>
    <meta:template xlink:type="simple" xlink:actuate="onRequest" xlink:title="" xlink:href="Normal"/>
  </office:meta>
</office:document-meta>
</file>